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top="0in" fo:margin-bottom="0in" style:contextual-spacing="false" fo:break-before="page"/>
    </style:style>
    <style:style style:name="P4" style:family="paragraph" style:parent-style-name="Heading_20_1">
      <style:text-properties officeooo:paragraph-rsid="0007f26e"/>
    </style:style>
    <style:style style:name="P5" style:family="paragraph" style:parent-style-name="Heading_20_1">
      <style:text-properties officeooo:paragraph-rsid="0007f26e"/>
    </style:style>
    <style:style style:name="P6" style:family="paragraph" style:parent-style-name="Heading_20_1">
      <style:text-properties officeooo:rsid="0007f26e" officeooo:paragraph-rsid="0007f26e"/>
    </style:style>
    <style:style style:name="P7" style:family="paragraph" style:parent-style-name="Heading_20_2">
      <style:text-properties officeooo:paragraph-rsid="0007f26e"/>
    </style:style>
    <style:style style:name="P8" style:family="paragraph" style:parent-style-name="No_20_Spacing">
      <style:paragraph-properties fo:margin-top="0.028in" fo:margin-bottom="0.028in" style:contextual-spacing="false"/>
    </style:style>
    <style:style style:name="P9" style:family="paragraph" style:parent-style-name="No_20_Spacing">
      <style:paragraph-properties fo:text-align="end" style:justify-single-word="false"/>
    </style:style>
    <style:style style:name="P10" style:family="paragraph" style:parent-style-name="No_20_Spacing">
      <style:text-properties officeooo:paragraph-rsid="0007f26e"/>
    </style:style>
    <style:style style:name="P11" style:family="paragraph" style:parent-style-name="Standard" style:master-page-name="Standard">
      <style:paragraph-properties style:page-number="0"/>
    </style:style>
    <style:style style:name="P12" style:family="paragraph" style:parent-style-name="Standard">
      <style:paragraph-properties fo:margin-top="9.4992in" fo:margin-bottom="0.111in" style:contextual-spacing="false"/>
      <style:text-properties fo:color="#2f5496" loext:opacity="100%" style:font-name="Calibri Light" fo:font-size="16pt" style:font-name-asian="F" style:font-size-asian="16pt" style:font-name-complex="F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13" style:family="paragraph" style:parent-style-name="Standard">
      <style:text-properties officeooo:rsid="0007f26e" officeooo:paragraph-rsid="0007f26e"/>
    </style:style>
    <style:style style:name="P14" style:family="paragraph" style:parent-style-name="Standard">
      <style:text-properties officeooo:paragraph-rsid="0007f26e"/>
    </style:style>
    <style:style style:name="P15" style:family="paragraph">
      <loext:graphic-properties draw:fill="none"/>
      <style:paragraph-properties fo:text-align="start"/>
      <style:text-properties fo:color="#000000" loext:opacity="100%" fo:font-size="18pt"/>
    </style:style>
    <style:style style:name="P16" style:family="paragraph">
      <loext:graphic-properties draw:fill="solid" draw:fill-color="#4472c4"/>
      <style:paragraph-properties fo:text-align="start"/>
      <style:text-properties fo:color="#ffffff" loext:opacity="100%" fo:font-size="18pt"/>
    </style:style>
    <style:style style:name="P17" style:family="paragraph">
      <loext:graphic-properties draw:fill="gradient" draw:fill-gradient-name="Gradient_20_1"/>
      <style:paragraph-properties fo:text-align="start"/>
    </style:style>
    <style:style style:name="P18" style:family="paragraph">
      <loext:graphic-properties draw:fill="solid" draw:fill-color="#ffffff" draw:opacity="30%"/>
      <style:paragraph-properties fo:text-align="start"/>
      <style:text-properties fo:font-size="11pt"/>
    </style:style>
    <style:style style:name="T1" style:family="text">
      <style:text-properties fo:color="#ffffff" loext:opacity="100%" fo:font-size="36pt" style:font-size-asian="36pt" style:font-size-complex="36pt">
        <loext:char-complex-color loext:theme-type="light1" loext:color-type="theme"/>
      </style:text-properties>
    </style:style>
    <style:style style:name="T2" style:family="text">
      <style:text-properties fo:color="#ffffff" loext:opacity="100%" fo:font-size="12pt" style:font-size-asian="12pt" style:font-size-complex="12pt">
        <loext:char-complex-color loext:theme-type="light1" loext:color-type="theme"/>
      </style:text-properties>
    </style:style>
    <style:style style:name="T3" style:family="text">
      <style:text-properties fo:color="#ffffff" loext:opacity="100%" fo:font-size="12pt" officeooo:rsid="0007f26e" style:font-size-asian="12pt" style:font-size-complex="12pt">
        <loext:char-complex-color loext:theme-type="light1" loext:color-type="theme"/>
      </style:text-properties>
    </style:style>
    <style:style style:name="T4" style:family="text">
      <style:text-properties fo:text-transform="uppercase"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5" style:family="text">
      <style:text-properties fo:text-transform="uppercase"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6" style:family="text">
      <style:text-properties fo:text-transform="uppercase" fo:color="#7f7f7f" loext:opacity="100%" fo:font-size="9pt" officeooo:rsid="0007f26e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7" style:family="text">
      <style:text-properties fo:text-transform="uppercase" fo:color="#4472c4" loext:opacity="100%" fo:font-size="14pt" style:font-size-asian="14pt" style:font-size-complex="14pt">
        <loext:char-complex-color loext:theme-type="accent1" loext:color-type="theme"/>
      </style:text-properties>
    </style:style>
    <style:style style:name="T8" style:family="text">
      <style:text-properties fo:text-transform="uppercase" fo:color="#4472c4" loext:opacity="100%" fo:font-size="14pt" officeooo:rsid="0007f26e" style:font-size-asian="14pt" style:font-size-complex="14pt">
        <loext:char-complex-color loext:theme-type="accent1" loext:color-type="theme"/>
      </style:text-properties>
    </style:style>
    <style:style style:name="T9" style:family="text">
      <style:text-properties fo:text-transform="uppercase" fo:color="#5b9bd5" loext:opacity="100%" fo:font-size="12pt" style:font-size-asian="12pt" style:font-size-complex="12pt">
        <loext:char-complex-color loext:theme-type="accent5" loext:color-type="theme"/>
      </style:text-properties>
    </style:style>
    <style:style style:name="T10" style:family="text">
      <style:text-properties fo:text-transform="uppercase" fo:color="#5b9bd5" loext:opacity="100%" fo:font-size="12pt" officeooo:rsid="0007f26e" style:font-size-asian="12pt" style:font-size-complex="12pt">
        <loext:char-complex-color loext:theme-type="accent5" loext:color-type="theme"/>
      </style:text-properties>
    </style:style>
    <style:style style:name="T11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12" style:family="text">
      <style:text-properties fo:color="#7f7f7f" loext:opacity="100%" fo:font-size="9pt" officeooo:rsid="0007f26e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13" style:family="text">
      <style:text-properties fo:color="#2f5496" loext:opacity="100%" style:font-name="Calibri Light" fo:font-size="16pt" style:font-name-asian="F" style:font-size-asian="16pt" style:font-name-complex="F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4" style:family="text">
      <style:text-properties text:display="true"/>
    </style:style>
    <style:style style:name="T15" style:family="text">
      <style:text-properties officeooo:rsid="0007f26e"/>
    </style:style>
    <style:style style:name="T16" style:family="text">
      <style:text-properties style:font-name="Arial" fo:font-size="10pt" style:font-size-asian="8.75pt" style:font-size-complex="10pt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fo:color="#000000" loext:opacity="100%" style:font-name="Arial" fo:font-size="10pt" style:font-size-asian="8.75pt" style:font-size-complex="10pt"/>
    </style:style>
    <style:style style:name="T19" style:family="text">
      <style:text-properties fo:color="#000000" loext:opacity="100%" style:font-name="Arial" fo:font-size="10pt" officeooo:rsid="0007f26e" style:font-size-asian="8.75pt" style:font-size-complex="10pt"/>
    </style:style>
    <style:style style:name="T20" style:family="text">
      <style:text-properties fo:color="#000000" loext:opacity="100%" style:font-name="Arial" fo:font-size="10pt" fo:font-style="italic" style:font-size-asian="8.75pt" style:font-style-asian="italic" style:font-size-complex="10pt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7f26e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7f26e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.0071in" draw:fill="none" loext:fill-use-slide-background="false" draw:textarea-vertical-align="bottom" draw:auto-grow-height="true" fo:min-height="0in" fo:min-width="0in" fo:padding-top="0in" fo:padding-bottom="0in" fo:padding-left="1in" fo:padding-right="1.2in" fo:wrap-option="wrap" loext:decorative="false" fo:margin-left="0.1252in" fo:margin-right="0.1252in" fo:margin-top="0in" fo:margin-bottom="0.0063in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 loext:rel-width-rel="paragraph"/>
    </style:style>
    <style:style style:name="gr2" style:family="graphic" style:parent-style-name="Frame">
      <style:graphic-properties draw:stroke="none" svg:stroke-width="0.0071in" draw:fill="none" loext:fill-use-slide-background="false" draw:textarea-vertical-align="top" draw:auto-grow-height="true" fo:min-height="0in" fo:min-width="0in" fo:padding-top="0in" fo:padding-bottom="0in" fo:padding-left="1in" fo:padding-right="1.2in" fo:wrap-option="wrap" loext:decorative="false" fo:margin-left="0.1252in" fo:margin-right="0.1252in" fo:margin-top="0in" fo:margin-bottom="0.0091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loext:allow-overlap="true" style:flow-with-text="false" loext:rel-width-rel="paragraph"/>
    </style:style>
    <style:style style:name="gr3" style:family="graphic" style:parent-style-name="Frame">
      <style:graphic-properties draw:stroke="none" svg:stroke-width="0.0138in" draw:stroke-linejoin="miter" svg:stroke-linecap="butt" draw:fill="solid" draw:fill-color="#4472c4" draw:textarea-vertical-align="bottom" draw:auto-grow-height="false" fo:min-height="1.0854in" fo:min-width="0.5752in" fo:padding-top="0.05in" fo:padding-bottom="0.05in" fo:padding-left="0.05in" fo:padding-right="0.05in" fo:wrap-option="wrap" loext:decorative="false" fo:margin-left="0in" fo:margin-right="0in" fo:margin-top="0in" fo:margin-bottom="0.0055in" style:run-through="foreground" style:wrap="run-through" style:number-wrapped-paragraphs="no-limit" style:vertical-pos="from-top" style:vertical-rel="page" style:horizontal-pos="right" style:horizontal-rel="page-content" draw:wrap-influence-on-position="once-concurrent" loext:allow-overlap="true" style:flow-with-text="false" loext:rel-width-rel="page" loext:rel-height-rel="page">
        <loext:fill-complex-color loext:theme-type="accent1" loext:color-type="theme"/>
      </style:graphic-properties>
    </style:style>
    <style:style style:name="gr4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 loext:rel-width-rel="paragraph" loext:rel-height-rel="page"/>
    </style:style>
    <style:style style:name="gr5" style:family="graphic" style:parent-style-name="Frame">
      <style:graphic-properties draw:stroke="none" svg:stroke-width="0in" draw:fill="gradient" draw:fill-gradient-name="Gradient_20_1" draw:textarea-vertical-align="bottom" draw:auto-grow-height="false" fo:min-height="5.3307in" fo:min-width="5.2957in" fo:padding-top="1.2in" fo:padding-bottom="1.2in" fo:padding-left="1in" fo:padding-right="1.2in" fo:wrap-option="wrap" loext:decorative="false" style:run-through="background"/>
    </style:style>
    <style:style style:name="gr6" style:family="graphic">
      <style:graphic-properties draw:stroke="none" svg:stroke-width="0in" draw:fill="solid" draw:fill-color="#ffffff" draw:opacity="30%" draw:textarea-vertical-align="bottom" draw:auto-grow-height="false" fo:min-height="0.6291in" fo:min-width="6.1189in" fo:padding-top="0.05in" fo:padding-bottom="0.05in" fo:padding-left="0.1in" fo:padding-right="0.1in" fo:wrap-option="wrap" loext:decorative="false" style:run-through="background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Toc163111515"/></text:p>
      <text:p text:style-name="P12" loext:marker-style-name="T13"><draw:custom-shape text:anchor-type="char" style:rel-width="114%" draw:z-index="3" draw:name="Pole tekstowe 29" draw:style-name="gr1" draw:text-style-name="P15" svg:width="7.2441in" svg:height="0.3394in" svg:x="0.5118in" svg:y="9.3791in"><text:p text:style-name="P10" loext:marker-style-name="T11"><loext:content-control loext:plain-text="true" loext:alias="Firma" loext:id="-1880927279"><text:span text:style-name="T4">wersja</text:span></loext:content-control><text:span text:style-name="T4"> </text:span></text:p><text:p text:style-name="P10" loext:marker-style-name="T11"><text:span text:style-name="T6">1</text:span><text:span text:style-name="T11">.</text:span><text:span text:style-name="T12">00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114%" draw:z-index="2" draw:name="Pole tekstowe 30" draw:style-name="gr2" draw:text-style-name="P15" svg:width="7.2441in" svg:height="0.5461in" svg:x="0.5118in" svg:y="9.2374in"><text:p text:style-name="P8" loext:marker-style-name="T7"><loext:content-control loext:plain-text="true" loext:alias="Podtytuł" loext:id="-1452929454"><text:span text:style-name="T8">cyfrowydochód.pl</text:span></loext:content-control></text:p><text:p text:style-name="P8" loext:marker-style-name="T9"><loext:content-control loext:plain-text="true" loext:alias="Autor" loext:id="-954487662"><text:span text:style-name="T10">Piotr Śliwa, Jakub Zając</text:span></loext:content-control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114%" style:rel-height="67%" draw:z-index="0" draw:name="Grupa 28" draw:style-name="gr4"><draw:custom-shape draw:name="Dowolny kształt 10" draw:style-name="gr5" draw:text-style-name="P17" svg:width="7.4953in" svg:height="7.7303in" svg:x="-0.6in" svg:y="0.5256in"><text:p text:style-name="P13" loext:marker-style-name="T1"><text:span text:style-name="T1">Opis wersji aplikacji</text:span></text:p><draw:enhanced-geometry draw:mirror-horizontal="false" draw:mirror-vertical="false" draw:glue-points="?f0 ?f1 ?f2 ?f3 ?f4 ?f5 ?f6 ?f7 ?f8 ?f9 ?f10 ?f11 ?f12 ?f13" drawooo:sub-view-size="720 700" draw:text-areas="0 0 ?f14 ?f15" svg:viewBox="0 0 0 0" draw:type="ooxml-non-primitive" draw:enhanced-path="M 0 0 C 0 644 0 644 0 644 23 650 62 658 113 665 250 685 476 700 720 644 720 617 720 617 720 617 720 0 720 0 720 0 0 0 0 0 0 0 N"><draw:equation draw:name="f0" draw:formula="0*logwidth/720"/><draw:equation draw:name="f1" draw:formula="0*logheight/700"/><draw:equation draw:name="f2" draw:formula="0*logwidth/720"/><draw:equation draw:name="f3" draw:formula="644*logheight/700"/><draw:equation draw:name="f4" draw:formula="113*logwidth/720"/><draw:equation draw:name="f5" draw:formula="665*logheight/700"/><draw:equation draw:name="f6" draw:formula="720*logwidth/720"/><draw:equation draw:name="f7" draw:formula="644*logheight/700"/><draw:equation draw:name="f8" draw:formula="720*logwidth/720"/><draw:equation draw:name="f9" draw:formula="617*logheight/700"/><draw:equation draw:name="f10" draw:formula="720*logwidth/720"/><draw:equation draw:name="f11" draw:formula="0*logheight/700"/><draw:equation draw:name="f12" draw:formula="0*logwidth/720"/><draw:equation draw:name="f13" draw:formula="0*logheight/700"/><draw:equation draw:name="f14" draw:formula="logwidth"/><draw:equation draw:name="f15" draw:formula="logheight"/></draw:enhanced-geometry></draw:custom-shape><draw:custom-shape draw:name="Dowolny kształt 11" draw:style-name="gr6" draw:text-style-name="P18" svg:width="6.3185in" svg:height="0.7287in" svg:x="0.5819in" svg:y="7.3484in"><text:p/><draw:enhanced-geometry draw:mirror-horizontal="false" draw:mirror-vertical="false" draw:glue-points="?f0 ?f1 ?f2 ?f3 ?f4 ?f5 ?f6 ?f7 ?f8 ?f9 ?f10 ?f11" drawooo:sub-view-size="607 66" draw:text-areas="0 0 ?f12 ?f13" svg:viewBox="0 0 0 0" draw:type="ooxml-non-primitive" draw:enhanced-path="M 607 0 C 450 44 300 57 176 57 109 57 49 53 0 48 66 58 152 66 251 66 358 66 480 56 607 27 607 0 607 0 607 0 N"><draw:equation draw:name="f0" draw:formula="607*logwidth/607"/><draw:equation draw:name="f1" draw:formula="0*logheight/66"/><draw:equation draw:name="f2" draw:formula="176*logwidth/607"/><draw:equation draw:name="f3" draw:formula="57*logheight/66"/><draw:equation draw:name="f4" draw:formula="0*logwidth/607"/><draw:equation draw:name="f5" draw:formula="48*logheight/66"/><draw:equation draw:name="f6" draw:formula="251*logwidth/607"/><draw:equation draw:name="f7" draw:formula="66*logheight/66"/><draw:equation draw:name="f8" draw:formula="607*logwidth/607"/><draw:equation draw:name="f9" draw:formula="27*logheight/66"/><draw:equation draw:name="f10" draw:formula="607*logwidth/607"/><draw:equation draw:name="f11" draw:formula="0*logheight/66"/><draw:equation draw:name="f12" draw:formula="logwidth"/><draw:equation draw:name="f13" draw:formula="logheight"/></draw:enhanced-geometry></draw:custom-shape></draw:g><draw:custom-shape text:anchor-type="char" style:rel-width="8%" style:rel-height="10%" draw:z-index="1" draw:name="Prostokąt 31" draw:style-name="gr3" draw:text-style-name="P16" svg:width="0.6748in" svg:height="1.185in" svg:x="5.6252in" svg:y="0.2689in"><text:p text:style-name="P9" loext:marker-style-name="T2"><field:fieldmark-start text:name="__Fieldmark__2316_2206373897" field:type="vnd.oasis.opendocument.field.FORMDATE"><field:param field:name="DateField_CurrentDate" field:value=""/><field:param field:name="DateField_DateFormat" field:value="yyyy"/><field:param field:name="DateField_DateFormat_Language" field:value="pl-PL"/></field:fieldmark-start><field:fieldmark-separator/><text:span text:style-name="T3">2024</text:span><field:fieldmark-end/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h text:style-name="P3" text:outline-level="1">1<text:bookmark-end text:name="_Toc163111515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Spis treści</text:p>
          </text:index-title>
          <text:p text:style-name="P1"><text:a xlink:type="simple" xlink:href="#_Toc163111515" text:style-name="Index_20_Link" text:visited-style-name="Index_20_Link">1<text:span text:style-name="T14"><text:tab/>1</text:span></text:a></text:p>
          <text:p text:style-name="P1"><text:a xlink:type="simple" xlink:href="#_Toc163111516" text:style-name="Index_20_Link" text:visited-style-name="Index_20_Link">.Wstęp<text:span text:style-name="T14"><text:tab/>1</text:span></text:a></text:p>
          <text:p text:style-name="P1"><text:a xlink:type="simple" xlink:href="#_Toc163111517" text:style-name="Index_20_Link" text:visited-style-name="Index_20_Link">2. Zakres dokumentu<text:span text:style-name="T14"><text:tab/>1</text:span></text:a></text:p>
          <text:p text:style-name="P1"><text:a xlink:type="simple" xlink:href="#_Toc163111518" text:style-name="Index_20_Link" text:visited-style-name="Index_20_Link">3. Informacje o wersji/edycji aplikacji<text:span text:style-name="T14"><text:tab/>1</text:span></text:a></text:p>
          <text:p text:style-name="P1"><text:a xlink:type="simple" xlink:href="#_Toc163111519" text:style-name="Index_20_Link" text:visited-style-name="Index_20_Link">4. Charakterystyka komponentów/pakietów<text:span text:style-name="T14"><text:tab/>1</text:span></text:a></text:p>
          <text:p text:style-name="P1"><text:a xlink:type="simple" xlink:href="#_Toc163111520" text:style-name="Index_20_Link" text:visited-style-name="Index_20_Link">5. Lista pakietów aplikacji<text:span text:style-name="T14"><text:tab/>1</text:span></text:a></text:p>
          <text:p text:style-name="P1"><text:a xlink:type="simple" xlink:href="#_Toc163111521" text:style-name="Index_20_Link" text:visited-style-name="Index_20_Link">6. Diagram instalacji UML aplikacji<text:span text:style-name="T14"><text:tab/>1</text:span></text:a></text:p>
          <text:p text:style-name="P1"><text:a xlink:type="simple" xlink:href="#_Toc163111522" text:style-name="Index_20_Link" text:visited-style-name="Index_20_Link">7. Zmiany od poprzedniej wersji<text:span text:style-name="T14"><text:tab/>1</text:span></text:a></text:p>
          <text:p text:style-name="P1"><text:a xlink:type="simple" xlink:href="#_Toc163111523" text:style-name="Index_20_Link" text:visited-style-name="Index_20_Link">8. Konfiguracja środowiska przedinstalacją<text:span text:style-name="T14"><text:tab/>1</text:span></text:a></text:p>
          <text:p text:style-name="P1"><text:a xlink:type="simple" xlink:href="#_Toc163111524" text:style-name="Index_20_Link" text:visited-style-name="Index_20_Link">9. Instrukcja instalacji<text:span text:style-name="T14"><text:tab/>1</text:span></text:a></text:p>
          <text:p text:style-name="P1"><text:a xlink:type="simple" xlink:href="#_Toc163111525" text:style-name="Index_20_Link" text:visited-style-name="Index_20_Link">10. Problemy i nieusunięte błędy<text:span text:style-name="T14"><text:tab/>1</text:span></text:a></text:p>
          <text:p text:style-name="P1"><text:a xlink:type="simple" xlink:href="#_Toc163111526" text:style-name="Index_20_Link" text:visited-style-name="Index_20_Link">11. Pakiety<text:span text:style-name="T14"><text:tab/>1</text:span></text:a></text:p>
          <text:p text:style-name="P2"><text:a xlink:type="simple" xlink:href="#_Toc163111527" text:style-name="Index_20_Link" text:visited-style-name="Index_20_Link">11.1 Pakiet &lt;nazwa-pakietu&gt;<text:span text:style-name="T14"><text:tab/>1</text:span></text:a></text:p>
          <text:p text:style-name="P2"><text:a xlink:type="simple" xlink:href="#_Toc163111528" text:style-name="Index_20_Link" text:visited-style-name="Index_20_Link">11.2 Lista plików<text:span text:style-name="T14"><text:tab/>1</text:span></text:a></text:p>
          <text:p text:style-name="P2"><text:a xlink:type="simple" xlink:href="#_Toc163111529" text:style-name="Index_20_Link" text:visited-style-name="Index_20_Link">11.3 Instrukcja kompilacji<text:span text:style-name="T14"><text:tab/>1</text:span></text:a></text:p>
          <text:p text:style-name="P1"><text:a xlink:type="simple" xlink:href="#_Toc163111530" text:style-name="Index_20_Link" text:visited-style-name="Index_20_Link">12. Specyfikacja unit testów<text:span text:style-name="T14"><text:tab/>1</text:span></text:a></text:p>
          <text:p text:style-name="P2"><text:a xlink:type="simple" xlink:href="#_Toc163111531" text:style-name="Index_20_Link" text:visited-style-name="Index_20_Link">12.1 Lista wykonanych test case’ów<text:span text:style-name="T14"><text:tab/>1</text:span></text:a></text:p>
          <text:p text:style-name="P2"><text:a xlink:type="simple" xlink:href="#_Toc163111532" text:style-name="Index_20_Link" text:visited-style-name="Index_20_Link">12.2 Raport o błędach<text:span text:style-name="T14"><text:tab/>1</text:span></text:a></text:p>
        </text:index-body>
      </text:table-of-content>
      <text:h text:style-name="P4" text:outline-level="1"><text:soft-page-break/><text:span text:style-name="T15">1. </text:span><text:bookmark-start text:name="_Toc163111516"/>Wstęp<text:bookmark-end text:name="_Toc163111516"/><text:line-break/><text:span text:style-name="T19">Opis wersji aplikacji cyfrowydochód.pl – wersja 1.00.</text:span></text:h>
      <text:h text:style-name="P4" text:outline-level="1"><text:bookmark-start text:name="_Toc163111517"/>2. Zakres dokumentu<text:bookmark-end text:name="_Toc163111517"/><text:line-break/><text:span text:style-name="T19">Dokument zawiera informacje opisujące wersję aplikacji cyfrowydochód.pl – wersja 1.00.</text:span></text:h>
      <text:h text:style-name="Heading_20_1" text:outline-level="1"><text:bookmark-start text:name="_Toc163111518"/>3. Informacje o wersji/edycji aplikacji<text:bookmark-end text:name="_Toc163111518"/></text:h>
      <text:h text:style-name="P6" text:outline-level="1"><text:span text:style-name="T19">J</text:span><text:span text:style-name="T18">est to wersja 1.00 obejmująca front-end napisany w React, TailwindCSS oraz Typescript i backend napisany w języku Java.</text:span></text:h>
      <text:h text:style-name="Heading_20_1" text:outline-level="1"><text:bookmark-start text:name="_Toc163111519"/>4. Charakterystyka komponentów/pakietów<text:bookmark-end text:name="_Toc163111519"/></text:h>
      <text:h text:style-name="P6" text:outline-level="1"><text:span text:style-name="T18">Wszystkie komponenty napisane zostały według najnowszych wskazań, wersji i standardów.</text:span></text:h>
      <text:h text:style-name="Heading_20_1" text:outline-level="1"><text:bookmark-start text:name="_Toc163111520"/>5. Lista pakietów aplikacji<text:bookmark-end text:name="_Toc163111520"/></text:h>
      <text:h text:style-name="P6" text:outline-level="1"><text:span text:style-name="T18">Listę pakietów aplikacji można znaleźć w plikach pom.xml a także w folderze node_modules.</text:span></text:h>
      <text:h text:style-name="Heading_20_1" text:outline-level="1"><text:bookmark-start text:name="_Toc163111521"/>6. Diagram instalacji UML aplikacji<text:bookmark-end text:name="_Toc163111521"/></text:h>
      <text:h text:style-name="P6" text:outline-level="1"><text:span text:style-name="T18">Diagram instalacji znajduje się w pliku </text:span><text:span text:style-name="T20">DiagramInstalacji.drawio</text:span></text:h>
      <text:h text:style-name="Heading_20_1" text:outline-level="1"><text:bookmark-start text:name="_Toc163111522"/>7. Zmiany od poprzedniej wersji<text:bookmark-end text:name="_Toc163111522"/></text:h>
      <text:p text:style-name="P13">Brak zmian</text:p>
      <text:h text:style-name="Heading_20_1" text:outline-level="1"><text:bookmark-start text:name="_Toc163111523"/>8. Konfiguracja środowiska przedinstalacją<text:bookmark-end text:name="_Toc163111523"/></text:h>
      <text:p text:style-name="P13">Wymagany jest edytor kodu wraz z terminalem.</text:p>
      <text:h text:style-name="Heading_20_1" text:outline-level="1"><text:bookmark-start text:name="_Toc163111524"/>9. Instrukcja instalacji<text:bookmark-end text:name="_Toc163111524"/></text:h>
      <text:p text:style-name="P14"><text:span text:style-name="T15">Należy sklonować repozytorium z githuba, a następnie wpisać następujące komendy w terminalu:<text:line-break/></text:span><text:span text:style-name="T22">cd server<text:line-break/>mvn spring-boot:run<text:line-break/>cd ../client<text:line-break/>npm install<text:line-break/>npm run dev<text:line-break/></text:span><text:span text:style-name="T24"><text:line-break/>Następnie można przystąpić do korzytania z aplikacji</text:span></text:p>
      <text:h text:style-name="Heading_20_1" text:outline-level="1"><text:bookmark-start text:name="_Toc163111530"/><text:soft-page-break/>12. Specyfikacja unit testów<text:bookmark-end text:name="_Toc163111530"/></text:h>
      <text:h text:style-name="Heading_20_2" text:outline-level="2"><text:s text:c="3"/><text:bookmark-start text:name="_Toc163111531"/>12.1 Lista wykonanych test case’ów<text:bookmark-end text:name="_Toc163111531"/><text:line-break/><text:span text:style-name="T19">Wykonano nastepujące test case’y:<text:line-break/>Przycisk zalogowania jest dostępny od razu po wejściu na stronę.<text:line-break/>Przycisk wysłania ticketu jest pusty, jeżeli użytkownik nie jest zalogowany.</text:span></text:h>
      <text:h text:style-name="P7" text:outline-level="2"><text:s text:c="3"/><text:bookmark-start text:name="_Toc163111532"/>12.2 Raport o błędach<text:bookmark-end text:name="_Toc163111532"/><text:line-break/><text:span text:style-name="T19">Brak.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gradient draw:name="Gradient_20_1" draw:display-name="Gradient 1" draw:style="linear" draw:start-color="#5e6d83" draw:end-color="#344359" draw:start-intensity="100%" draw:end-intensity="100%" draw:angle="0deg" draw:border="0%">
      <loext:gradient-stop svg:offset="0" loext:color-type="rgb" loext:color-value="#5e6d83"/>
      <loext:gradient-stop svg:offset="0.5" loext:color-type="rgb" loext:color-value="#475971"/>
      <loext:gradient-stop svg:offset="1" loext:color-type="rgb" loext:color-value="#344359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l" style:country-asian="P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No_20_Spacing" style:display-name="No Spacing" style:family="paragraph" loext:linked-style-name="Bez_20_odstępów_20_Znak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pl" style:country-asian="P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2_20_Znak" style:display-name="Nagłówek 2 Znak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ez_20_odstępów_20_Znak" style:display-name="Bez odstępów Znak" style:family="text" style:parent-style-name="Default_20_Paragraph_20_Font" loext:linked-style-name="No_20_Spacing">
      <style:text-properties style:font-name-asian="F" style:font-family-generic-asian="system" style:font-pitch-asian="variable" style:language-asian="pl" style:country-asian="P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20114" number:language="pl" number:country="PL">
      <number:year number:style="long"/>
    </number:date-style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Nazwa projektu</dc:subject>
    <meta:initial-creator>n</meta:initial-creator>
    <meta:editing-cycles>4</meta:editing-cycles>
    <meta:creation-date>2024-04-04T06:23:00</meta:creation-date>
    <dc:date>2024-07-24T20:21:00.595075059</dc:date>
    <meta:editing-duration>PT10M49S</meta:editing-duration>
    <meta:generator>LibreOffice/24.2.5.2$Linux_X86_64 LibreOffice_project/420$Build-2</meta:generator>
    <meta:document-statistic meta:table-count="0" meta:image-count="0" meta:object-count="0" meta:page-count="5" meta:paragraph-count="45" meta:word-count="269" meta:character-count="1888" meta:non-whitespace-character-count="1651"/>
    <meta:user-defined meta:name="AppVersion">16.0000</meta:user-defined>
    <meta:user-defined meta:name="Company">wersja</meta:user-defined>
    <meta:template xlink:type="simple" xlink:actuate="onRequest" xlink:title="Normal.dotm" xlink:href=""/>
  </office:meta>
</office:document-meta>
</file>